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3.6cm" fo:margin-left="1.97cm" fo:margin-right="1.249cm" table:align="margins" style:shadow="#808080 0.18cm -0.18cm"/>
    </style:style>
    <style:style style:name="Table1.A" style:family="table-column">
      <style:table-column-properties style:column-width="6.398cm" style:rel-column-width="30831*"/>
    </style:style>
    <style:style style:name="Table1.B" style:family="table-column">
      <style:table-column-properties style:column-width="6.399cm" style:rel-column-width="30839*"/>
    </style:style>
    <style:style style:name="Table1.C" style:family="table-column">
      <style:table-column-properties style:column-width="0.803cm" style:rel-column-width="3865*"/>
    </style:style>
    <style:style style:name="Table1.1" style:family="table-row">
      <style:table-row-properties style:min-row-height="0.563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ff" fo:padding="0.097cm" fo:border="0.002cm solid #000000">
        <style:background-image/>
      </style:table-cell-properties>
    </style:style>
    <style:style style:name="Table6" style:family="table">
      <style:table-properties style:width="11.996cm" fo:margin-left="2.937cm" fo:margin-right="1.886cm" table:align="margins" style:shadow="#808080 0.18cm -0.18cm"/>
    </style:style>
    <style:style style:name="Table6.A" style:family="table-column">
      <style:table-column-properties style:column-width="1.496cm" style:rel-column-width="8175*"/>
    </style:style>
    <style:style style:name="Table6.B" style:family="table-column">
      <style:table-column-properties style:column-width="3cm" style:rel-column-width="16388*"/>
    </style:style>
    <style:style style:name="Table6.C" style:family="table-column">
      <style:table-column-properties style:column-width="1.498cm" style:rel-column-width="8184*"/>
    </style:style>
    <style:style style:name="Table6.D" style:family="table-column">
      <style:table-column-properties style:column-width="1.499cm" style:rel-column-width="8194*"/>
    </style:style>
    <style:style style:name="Table6.F" style:family="table-column">
      <style:table-column-properties style:column-width="3.004cm" style:rel-column-width="16410*"/>
    </style:style>
    <style:style style:name="Table6.1" style:family="table-row">
      <style:table-row-properties style:min-row-height="0.563cm"/>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e6e6ff" fo:padding="0.097cm" fo:border="0.002cm solid #000000">
        <style:background-image/>
      </style:table-cell-properties>
    </style:style>
    <style:style style:name="Table4" style:family="table">
      <style:table-properties style:width="13.21cm" table:align="center"/>
    </style:style>
    <style:style style:name="Table4.A" style:family="table-column">
      <style:table-column-properties style:column-width="2.907cm"/>
    </style:style>
    <style:style style:name="Table4.B" style:family="table-column">
      <style:table-column-properties style:column-width="1.513cm"/>
    </style:style>
    <style:style style:name="Table4.C" style:family="table-column">
      <style:table-column-properties style:column-width="8.789cm"/>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8" style:family="table">
      <style:table-properties style:width="10.601cm" fo:margin-left="3.47cm" fo:margin-right="2.748cm" table:align="margins" style:shadow="#808080 0.18cm -0.18cm"/>
    </style:style>
    <style:style style:name="Table8.A" style:family="table-column">
      <style:table-column-properties style:column-width="0.799cm" style:rel-column-width="4945*"/>
    </style:style>
    <style:style style:name="Table8.B" style:family="table-column">
      <style:table-column-properties style:column-width="8.999cm" style:rel-column-width="55633*"/>
    </style:style>
    <style:style style:name="Table8.C" style:family="table-column">
      <style:table-column-properties style:column-width="0.803cm" style:rel-column-width="4957*"/>
    </style:style>
    <style:style style:name="Table8.1" style:family="table-row">
      <style:table-row-properties style:min-row-height="0.563cm"/>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e6e6ff" fo:padding="0.097cm" fo:border="0.002cm solid #000000">
        <style:background-image/>
      </style:table-cell-properties>
    </style:style>
    <style:style style:name="Table7" style:family="table">
      <style:table-properties style:width="13.929cm" table:align="center" style:shadow="#808080 0.18cm -0.18cm"/>
    </style:style>
    <style:style style:name="Table7.A" style:family="table-column">
      <style:table-column-properties style:column-width="1.265cm"/>
    </style:style>
    <style:style style:name="Table7.B" style:family="table-column">
      <style:table-column-properties style:column-width="10.13cm"/>
    </style:style>
    <style:style style:name="Table7.C" style:family="table-column">
      <style:table-column-properties style:column-width="1.266cm"/>
    </style:style>
    <style:style style:name="Table7.D" style:family="table-column">
      <style:table-column-properties style:column-width="1.268cm"/>
    </style:style>
    <style:style style:name="Table7.1" style:family="table-row">
      <style:table-row-properties style:min-row-height="0.563cm"/>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2" style:family="table">
      <style:table-properties style:width="8.077cm" table:align="center"/>
    </style:style>
    <style:style style:name="Table2.A" style:family="table-column">
      <style:table-column-properties style:column-width="3.429cm"/>
    </style:style>
    <style:style style:name="Table2.B" style:family="table-column">
      <style:table-column-properties style:column-width="2.184cm"/>
    </style:style>
    <style:style style:name="Table2.C" style:family="table-column">
      <style:table-column-properties style:column-width="2.464cm"/>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ff"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6cm" fo:margin-left="0.011cm" fo:margin-right="0.028cm" table:align="margins"/>
    </style:style>
    <style:style style:name="Table5.A" style:family="table-column">
      <style:table-column-properties style:column-width="0.686cm" style:rel-column-width="2651*"/>
    </style:style>
    <style:style style:name="Table5.B" style:family="table-column">
      <style:table-column-properties style:column-width="3.147cm" style:rel-column-width="12159*"/>
    </style:style>
    <style:style style:name="Table5.C" style:family="table-column">
      <style:table-column-properties style:column-width="2.007cm" style:rel-column-width="7756*"/>
    </style:style>
    <style:style style:name="Table5.D" style:family="table-column">
      <style:table-column-properties style:column-width="1.035cm" style:rel-column-width="4000*"/>
    </style:style>
    <style:style style:name="Table5.E" style:family="table-column">
      <style:table-column-properties style:column-width="10.084cm" style:rel-column-width="38969*"/>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E1" style:family="table-cell">
      <style:table-cell-properties fo:background-color="#e6e6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rebuchet MS" fo:font-size="10pt" style:font-size-asian="10pt" style:font-size-complex="10pt"/>
    </style:style>
    <style:style style:name="P2" style:family="paragraph" style:parent-style-name="Table_20_Contents">
      <style:text-properties style:font-name="Trebuchet M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style:font-name="Trebuchet MS" fo:font-size="8pt" style:font-size-asian="8pt" style:font-size-complex="8pt"/>
    </style:style>
    <style:style style:name="P4" style:family="paragraph" style:parent-style-name="Table_20_Contents">
      <style:text-properties fo:color="#000000" style:font-name="Trebuchet MS" fo:font-size="10pt" style:font-size-asian="10pt" style:font-size-complex="10pt"/>
    </style:style>
    <style:style style:name="P5"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6" style:family="paragraph" style:parent-style-name="Standard">
      <style:paragraph-properties fo:margin-left="1.251cm" fo:margin-right="0cm" fo:text-indent="0cm"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indent="0cm" style:auto-text-indent="false"/>
      <style:text-properties style:font-name="Trebuchet MS" fo:font-size="10pt" style:font-size-asian="10pt" style:font-size-complex="10pt"/>
    </style:style>
    <style:style style:name="P8" style:family="paragraph" style:parent-style-name="Standard">
      <style:text-properties style:font-name="Trebuchet MS" fo:font-size="10pt" style:font-size-asian="10pt" style:font-size-complex="10pt"/>
    </style:style>
    <style:style style:name="P9" style:family="paragraph" style:parent-style-name="Standard">
      <style:paragraph-properties fo:text-align="center" style:justify-single-word="false"/>
      <style:text-properties style:font-name="Trebuchet MS" fo:font-size="10pt" style:font-size-asian="10pt" style:font-size-complex="10pt"/>
    </style:style>
    <style:style style:name="P10" style:family="paragraph" style:parent-style-name="Standard">
      <style:paragraph-properties fo:text-align="justify" style:justify-single-word="false"/>
      <style:text-properties style:font-name="Trebuchet MS" fo:font-size="10pt" style:font-size-asian="10pt" style:font-size-complex="10pt"/>
    </style:style>
    <style:style style:name="P11" style:family="paragraph" style:parent-style-name="Standard">
      <style:text-properties style:font-name="Trebuchet MS" fo:font-size="10pt" fo:font-weight="bold" style:font-size-asian="10pt" style:font-weight-asian="bold" style:font-size-complex="10pt" style:font-weight-complex="bold"/>
    </style:style>
    <style:style style:name="P12" style:family="paragraph" style:parent-style-name="Standard">
      <style:text-properties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1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Trebuchet M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8" style:family="paragraph" style:parent-style-name="Standard">
      <style:text-properties style:font-name="Trebuchet MS" fo:font-size="8pt" style:font-size-asian="8pt" style:font-size-complex="8pt"/>
    </style:style>
    <style:style style:name="P19" style:family="paragraph" style:parent-style-name="Standard">
      <style:paragraph-properties fo:text-align="center" style:justify-single-word="false"/>
      <style:text-properties style:font-name="Trebuchet MS" fo:font-size="8pt" style:font-size-asian="8pt" style:font-size-complex="8pt"/>
    </style:style>
    <style:style style:name="P20" style:family="paragraph" style:parent-style-name="Standard">
      <style:text-properties fo:color="#ff0000" style:font-name="Trebuchet MS"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text-indent="0cm" style:auto-text-indent="false"/>
      <style:text-properties style:font-name="Trebuchet MS" fo:font-size="10pt" style:font-size-asian="10pt" style:font-size-complex="10pt"/>
    </style:style>
    <style:style style:name="P23" style:family="paragraph" style:parent-style-name="Standard">
      <style:paragraph-properties fo:margin-left="0cm" fo:margin-right="0cm" fo:text-align="justify" style:justify-single-word="false" fo:text-indent="0cm" style:auto-text-indent="false"/>
      <style:text-properties style:font-name="Trebuchet MS" fo:font-size="10pt" style:font-size-asian="10pt" style:font-size-complex="10pt"/>
    </style:style>
    <style:style style:name="P24" style:family="paragraph" style:parent-style-name="Standard">
      <style:paragraph-properties fo:margin-left="0cm" fo:margin-right="0cm" fo:text-indent="0cm" style:auto-text-indent="false"/>
      <style:text-properties style:font-name="Trebuchet MS" fo:font-size="10pt" fo:font-weight="bold" style:font-size-asian="10pt" style:font-weight-asian="bold" style:font-size-complex="10pt" style:font-weight-complex="bold"/>
    </style:style>
    <style:style style:name="P25" style:family="paragraph" style:parent-style-name="Standard">
      <style:paragraph-properties fo:margin-left="0cm" fo:margin-right="0cm" fo:text-align="center" style:justify-single-word="false" fo:text-indent="0cm" style:auto-text-indent="false"/>
      <style:text-properties style:font-name="Trebuchet MS" fo:font-size="10pt" fo:font-weight="bold" style:font-size-asian="10pt" style:font-weight-asian="bold" style:font-size-complex="10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style:font-name="Trebuchet MS"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Trebuchet MS" fo:font-size="10pt" fo:font-weight="normal" style:font-size-asian="10pt" style:font-weight-asian="normal" style:font-size-complex="10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style:font-name="Trebuchet MS"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text-align="center" style:justify-single-word="false" fo:text-indent="0cm"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paragraph-properties fo:margin-left="0cm" fo:margin-right="0cm" fo:text-indent="0cm" style:auto-text-indent="false"/>
      <style:text-properties style:font-name="Trebuchet M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Trebuchet MS" fo:font-size="10pt" style:text-underline-style="none"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Trebuchet MS"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cm" fo:margin-right="0cm" fo:text-align="center" style:justify-single-word="false" fo:text-indent="0cm" style:auto-text-indent="false"/>
      <style:text-properties style:font-name="Trebuchet MS" fo:font-size="10pt" style:text-underline-style="none" fo:font-weight="bold" style:font-size-asian="10pt" style:font-weight-asian="bold" style:font-size-complex="10pt" style:font-weight-complex="bold"/>
    </style:style>
    <style:style style:name="P35" style:family="paragraph" style:parent-style-name="Standard">
      <style:paragraph-properties fo:margin-left="0cm" fo:margin-right="0cm" fo:text-indent="0cm" style:auto-text-indent="false"/>
      <style:text-properties style:font-name="Trebuchet MS" fo:font-size="8pt" fo:font-weight="normal" style:font-size-asian="8pt" style:font-weight-asian="normal" style:font-size-complex="8pt" style:font-weight-complex="normal"/>
    </style:style>
    <style:style style:name="P36" style:family="paragraph" style:parent-style-name="Standard">
      <style:paragraph-properties fo:margin-left="0cm" fo:margin-right="0cm" fo:text-align="center" style:justify-single-word="false" fo:text-indent="0cm" style:auto-text-indent="false" fo:break-before="page"/>
      <style:text-properties style:font-name="Trebuchet MS" fo:font-size="16pt" fo:font-weight="bold" style:font-size-asian="16pt" style:font-weight-asian="bold" style:font-size-complex="16pt" style:font-weight-complex="bold"/>
    </style:style>
    <style:style style:name="P37" style:family="paragraph" style:parent-style-name="Standard">
      <style:paragraph-properties fo:margin-left="0cm" fo:margin-right="0cm" fo:text-align="center" style:justify-single-word="false" fo:text-indent="0cm" style:auto-text-indent="false" fo:break-before="page"/>
      <style:text-properties style:font-name="Trebuchet MS" fo:font-size="16pt" style:text-underline-style="none" fo:font-weight="bold" style:font-size-asian="16pt" style:font-weight-asian="bold" style:font-size-complex="16pt" style:font-weight-complex="bold"/>
    </style:style>
    <style:style style:name="P38" style:family="paragraph" style:parent-style-name="Standard">
      <style:paragraph-properties fo:text-align="center" style:justify-single-word="false" fo:break-before="page"/>
      <style:text-properties style:font-name="Trebuchet MS" fo:font-size="16pt" style:text-underline-style="none" fo:font-weight="bold" style:font-size-asian="16pt" style:font-weight-asian="bold" style:font-size-complex="16pt" style:font-weight-complex="bold"/>
    </style:style>
    <style:style style:name="P39" style:family="paragraph" style:parent-style-name="Standard">
      <style:paragraph-properties fo:text-align="center" style:justify-single-word="false" fo:break-before="page"/>
      <style:text-properties style:font-name="Trebuchet MS" fo:font-size="16pt" style:text-underline-style="none" fo:font-weight="bold" style:font-size-asian="14pt" style:font-weight-asian="bold" style:font-size-complex="16pt" style:font-weight-complex="bold"/>
    </style:style>
    <style:style style:name="P40" style:family="paragraph" style:parent-style-name="Standard">
      <style:paragraph-properties fo:margin-left="2.501cm" fo:margin-right="0cm" fo:text-indent="0cm" style:auto-text-indent="false"/>
      <style:text-properties fo:color="#000000" style:font-name="Trebuchet MS" fo:font-size="10pt" style:font-size-asian="10pt" style:font-size-complex="10pt"/>
    </style:style>
    <style:style style:name="P41" style:family="paragraph" style:parent-style-name="Standard" style:list-style-name="L4">
      <style:text-properties style:font-name="Trebuchet MS" fo:font-size="10pt" style:font-size-asian="10pt" style:font-size-complex="10pt"/>
    </style:style>
    <style:style style:name="P42" style:family="paragraph" style:parent-style-name="Standard" style:list-style-name="L5">
      <style:text-properties style:font-name="Trebuchet MS" fo:font-size="10pt" fo:font-weight="normal" style:font-size-asian="10pt" style:font-weight-asian="normal" style:font-size-complex="10pt" style:font-weight-complex="normal"/>
    </style:style>
    <style:style style:name="P43" style:family="paragraph" style:parent-style-name="Standard" style:list-style-name="L1">
      <style:paragraph-properties fo:margin-left="0cm" fo:margin-right="0cm" fo:text-indent="0cm" style:auto-text-indent="false"/>
      <style:text-properties style:font-name="Trebuchet MS" fo:font-size="10pt" style:font-size-asian="10pt" style:font-size-complex="10pt"/>
    </style:style>
    <style:style style:name="P44" style:family="paragraph" style:parent-style-name="Standard" style:list-style-name="L2">
      <style:paragraph-properties fo:margin-left="0cm" fo:margin-right="0cm" fo:text-indent="0cm" style:auto-text-indent="false"/>
      <style:text-properties style:font-name="Trebuchet MS" fo:font-size="10pt" fo:font-weight="bold" style:font-size-asian="10pt" style:font-weight-asian="bold" style:font-size-complex="10pt" style:font-weight-complex="bold"/>
    </style:style>
    <style:style style:name="P45" style:family="paragraph" style:parent-style-name="Standard" style:list-style-name="L2">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P46" style:family="paragraph" style:parent-style-name="Standard" style:list-style-name="L3">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P47" style:family="paragraph" style:parent-style-name="Standard" style:list-style-name="L5">
      <style:paragraph-properties fo:margin-left="0cm" fo:margin-right="0cm" fo:text-indent="0cm" style:auto-text-indent="false">
        <style:tab-stops/>
      </style:paragraph-properties>
      <style:text-properties style:font-name="Trebuchet MS" fo:font-size="10pt" fo:font-weight="normal" style:font-size-asian="10pt" style:font-weight-asian="normal" style:font-size-complex="10pt" style:font-weight-complex="normal"/>
    </style:style>
    <style:style style:name="P48" style:family="paragraph" style:parent-style-name="Standard" style:list-style-name="L6">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P49" style:family="paragraph" style:parent-style-name="Standard" style:list-style-name="L7">
      <style:paragraph-properties fo:margin-left="0cm" fo:margin-right="0cm" fo:text-indent="0cm" style:auto-text-indent="false"/>
      <style:text-properties style:font-name="Trebuchet MS" fo:font-size="10pt" fo:font-weight="normal" style:font-size-asian="10pt" style:font-weight-asian="normal" style:font-size-complex="10pt" style:font-weight-complex="normal"/>
    </style:style>
    <style:style style:name="P50" style:family="paragraph" style:parent-style-name="Standard" style:list-style-name="L6">
      <style:paragraph-properties fo:margin-left="0cm" fo:margin-right="0cm" fo:text-indent="0cm" style:auto-text-indent="false"/>
    </style:style>
    <style:style style:name="T1" style:family="text">
      <style:text-properties fo:color="#000000"/>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Trebuchet MS" fo:font-size="10pt" fo:font-weight="normal" style:font-size-asian="10pt" style:font-weight-asian="normal" style:font-size-complex="10pt" style:font-weight-complex="normal"/>
    </style:style>
    <style:style style:name="T5" style:family="text">
      <style:text-properties style:font-name="Trebuchet MS" fo:font-size="10pt" style:font-size-asian="10pt" style:font-size-complex="10pt"/>
    </style:style>
    <style:style style:name="T6"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EMS Serial Protocol – Core</text:p>
      <text:p text:style-name="P14"/>
      <text:p text:style-name="P9">Version 0.5 - 11<text:span text:style-name="T2">th</text:span> November 2008. (Draft proposal)</text:p>
      <text:p text:style-name="P9">GNU General Public License V3 or later.</text:p>
      <text:p text:style-name="P9"/>
      <text:p text:style-name="P9"/>
      <text:p text:style-name="P15">Foreword</text:p>
      <text:p text:style-name="P10"/>
      <text:p text:style-name="P23">The purpose of the protocol is to provide reliable two-way serial communication with FreeEMS and associated devices over multiple physical protocols. This will commonly be used for live tuning, configuration changes, firmware updates and data acquisition of various types.</text:p>
      <text:p text:style-name="P23"/>
      <text:p text:style-name="P13">This document covers the basic data transfer protocol, which all implementations should adhere to. It describes the methods through which various functions are achieved, right down to the hardware, at all but the application level.</text:p>
      <text:p text:style-name="P13"/>
      <text:p text:style-name="P13">Each implementation will provide documentation on the device-specific functionality offered and the payload data formats used.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0"/>
      <text:p text:style-name="P8"/>
      <text:p text:style-name="P15">Main Attributes</text:p>
      <text:p text:style-name="P8"/>
      <text:list text:style-name="L1">
        <text:list-item>
          <text:p text:style-name="P43">Compact binary data format to maximize speed and bandwidth.</text:p>
        </text:list-item>
        <text:list-item>
          <text:p text:style-name="P43">Data is packetized with an escaping scheme.</text:p>
        </text:list-item>
        <text:list-item>
          <text:p text:style-name="P43">Each packet, consists of a header, payload and checksum.</text:p>
        </text:list-item>
        <text:list-item>
          <text:p text:style-name="P43">Compulsory integrated low-cost checksum.</text:p>
        </text:list-item>
        <text:list-item>
          <text:p text:style-name="P43">Optional acknowledgment of received packets.</text:p>
        </text:list-item>
        <text:list-item>
          <text:p text:style-name="P43">Big endian multi byte number format (is this correct?)</text:p>
        </text:list-item>
      </text:list>
      <text:p text:style-name="P22"/>
      <text:p text:style-name="P22"/>
      <text:p text:style-name="P30">Contents</text:p>
      <text:p text:style-name="P27"/>
      <text:list text:style-name="L2">
        <text:list-item>
          <text:p text:style-name="P44">Packet Description</text:p>
          <text:p text:style-name="P45">a) Packet Data Format</text:p>
          <text:p text:style-name="P45">b) Packet Header Layout</text:p>
          <text:p text:style-name="P45">c) Packet Header Specification</text:p>
          <text:p text:style-name="P45">d) Payload</text:p>
          <text:p text:style-name="P45">e) Checksum</text:p>
        </text:list-item>
        <text:list-item>
          <text:p text:style-name="P44">Header Details</text:p>
          <text:p text:style-name="P45">a) Payload Type</text:p>
          <text:p text:style-name="P45">b) Addressing Behaviour</text:p>
          <text:p text:style-name="P45">c) Acknowledgments</text:p>
          <text:p text:style-name="P45">d) Payload ID</text:p>
          <text:p text:style-name="P45">e) Length Of Payload</text:p>
        </text:list-item>
        <text:list-item>
          <text:p text:style-name="P44">General Information</text:p>
          <text:p text:style-name="P45">a) Packet Size</text:p>
          <text:p text:style-name="P45">b) Reliable Transmission</text:p>
          <text:p text:style-name="P45">c) Flow Control</text:p>
          <text:p text:style-name="P45">d) Protocol Layers</text:p>
          <text:p text:style-name="P45">e) Response Times</text:p>
        </text:list-item>
        <text:list-item>
          <text:p text:style-name="P44">UART Specific Information <text:span text:style-name="T3">(RS232 and USB)</text:span></text:p>
          <text:p text:style-name="P45">a) Packet Data Format</text:p>
          <text:p text:style-name="P45">b) Byte Bit Format</text:p>
          <text:p text:style-name="P45">c) Escaping Scheme</text:p>
          <text:p text:style-name="P45">d) UART Specific Error Detection</text:p>
        </text:list-item>
        <text:list-item>
          <text:p text:style-name="P44">CAN Specific Information</text:p>
        </text:list-item>
        <text:list-item>
          <text:p text:style-name="P44">Appendix A – Protocol Level Payload Types</text:p>
        </text:list-item>
      </text:list>
      <text:p text:style-name="P36">Packet Description</text:p>
      <text:p text:style-name="P25"/>
      <text:p text:style-name="P25"/>
      <text:p text:style-name="P30">Packet Data Format</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cket Header – 3 - 8 Bytes</text:p>
          </table:table-cell>
          <table:table-cell table:style-name="Table1.A1" office:value-type="string">
            <text:p text:style-name="P3">Packet Payload – 0 - Max Bytes</text:p>
          </table:table-cell>
          <table:table-cell table:style-name="Table1.C1" office:value-type="string">
            <text:p text:style-name="P3">CKS</text:p>
          </table:table-cell>
        </table:table-row>
      </table:table>
      <text:p text:style-name="P22"/>
      <text:p text:style-name="P23">A packet consists of a three to eight byte header, a payload of variable length from zero to implementation maximum payload size and a one byte checksum. This format will be encapsulated in various lower level constructs depending on the medium of transmission.</text:p>
      <text:p text:style-name="P11"/>
      <text:p text:style-name="P11"/>
      <text:p text:style-name="P15">Packet Header Layout</text:p>
      <text:p text:style-name="P8"/>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style-name="Table6.1">
          <table:table-cell table:style-name="Table6.A1" office:value-type="string">
            <text:p text:style-name="P3">Flags</text:p>
          </table:table-cell>
          <table:table-cell table:style-name="Table6.A1" office:value-type="string">
            <text:p text:style-name="P3">Payload ID</text:p>
          </table:table-cell>
          <table:table-cell table:style-name="Table6.A1" office:value-type="string">
            <text:p text:style-name="P3">Ack No.</text:p>
          </table:table-cell>
          <table:table-cell table:style-name="Table6.A1" office:value-type="string">
            <text:p text:style-name="P3">Dest</text:p>
          </table:table-cell>
          <table:table-cell table:style-name="Table6.A1" office:value-type="string">
            <text:p text:style-name="P3">Source</text:p>
          </table:table-cell>
          <table:table-cell table:style-name="Table6.F1" office:value-type="string">
            <text:p text:style-name="P3">Payload Length</text:p>
          </table:table-cell>
        </table:table-row>
      </table:table>
      <text:p text:style-name="P11"/>
      <text:p text:style-name="P11"/>
      <text:p text:style-name="P11"/>
      <text:p text:style-name="P15">Packet Header Specification</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1">Byte Sequence</text:p>
          </table:table-cell>
          <table:table-cell table:style-name="Table4.A1" office:value-type="string">
            <text:p text:style-name="P1">Length</text:p>
          </table:table-cell>
          <table:table-cell table:style-name="Table4.C1" office:value-type="string">
            <text:p text:style-name="P1">Data</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P1">Header Flags</text:p>
            <text:p text:style-name="P1">Bit 0 - Payload type (protocol/firmware)</text:p>
            <text:p text:style-name="P1">Bit 1 - Acknowledgment valid and/or required</text:p>
            <text:p text:style-name="P1">Bit 2 - A<text:span text:style-name="T1">cknowledgment type (-ve/+ve)</text:span></text:p>
            <text:p text:style-name="P4">Bit 3 – Has Addresses</text:p>
            <text:p text:style-name="P1">Bit 4 – Has Length</text:p>
            <text:p text:style-name="P1">Bit 5 - Firmware implementation specific</text:p>
            <text:p text:style-name="P1">Bit 6 - Firmware implementation specific</text:p>
            <text:p text:style-name="P1">Bit 7 - Firmware implementation specific</text:p>
          </table:table-cell>
        </table:table-row>
        <table:table-row>
          <table:table-cell table:style-name="Table4.A2" office:value-type="string">
            <text:p text:style-name="P1">2 and 3</text:p>
          </table:table-cell>
          <table:table-cell table:style-name="Table4.A2" office:value-type="string">
            <text:p text:style-name="P1">2</text:p>
          </table:table-cell>
          <table:table-cell table:style-name="Table4.C2" office:value-type="string">
            <text:p text:style-name="P1">Payload ID</text:p>
          </table:table-cell>
        </table:table-row>
        <table:table-row>
          <table:table-cell table:style-name="Table4.A2" office:value-type="string">
            <text:p text:style-name="P1">4</text:p>
          </table:table-cell>
          <table:table-cell table:style-name="Table4.A2" office:value-type="string">
            <text:p text:style-name="P1">1 (opt)</text:p>
          </table:table-cell>
          <table:table-cell table:style-name="Table4.C2" office:value-type="string">
            <text:p text:style-name="P1">Acknowledgment/Sequence Number</text:p>
          </table:table-cell>
        </table:table-row>
        <table:table-row>
          <table:table-cell table:style-name="Table4.A2" office:value-type="string">
            <text:p text:style-name="P1">5 or 4</text:p>
          </table:table-cell>
          <table:table-cell table:style-name="Table4.A2" office:value-type="string">
            <text:p text:style-name="P1">1 (opt)</text:p>
          </table:table-cell>
          <table:table-cell table:style-name="Table4.C2" office:value-type="string">
            <text:p text:style-name="P1">Destination Address</text:p>
          </table:table-cell>
        </table:table-row>
        <table:table-row>
          <table:table-cell table:style-name="Table4.A2" office:value-type="string">
            <text:p text:style-name="P1">6 or 5</text:p>
          </table:table-cell>
          <table:table-cell table:style-name="Table4.A2" office:value-type="string">
            <text:p text:style-name="P1">1 (opt)</text:p>
          </table:table-cell>
          <table:table-cell table:style-name="Table4.C2" office:value-type="string">
            <text:p text:style-name="P1">Source Address</text:p>
          </table:table-cell>
        </table:table-row>
        <table:table-row>
          <table:table-cell table:style-name="Table4.A2" office:value-type="string">
            <text:p text:style-name="P1">7,8 or 6,7 or 4,5</text:p>
          </table:table-cell>
          <table:table-cell table:style-name="Table4.A2" office:value-type="string">
            <text:p text:style-name="P1">2 (opt)*</text:p>
          </table:table-cell>
          <table:table-cell table:style-name="Table4.C2" office:value-type="string">
            <text:p text:style-name="P1">Length Of Payload (excluding header/checksum)</text:p>
          </table:table-cell>
        </table:table-row>
      </table:table>
      <text:p text:style-name="P18"/>
      <text:p text:style-name="P19">* Required for some packet types</text:p>
      <text:p text:style-name="P8"/>
      <text:p text:style-name="P30">Payload</text:p>
      <text:p text:style-name="P22"/>
      <text:p text:style-name="P23">The payload is specific to the data type being sent. See Payload ID. <text:s/>Data may be Binary or ASCII. ASCII data should be null terminated to allow multiple blocks inside one packet.</text:p>
      <text:p text:style-name="P23"/>
      <text:p text:style-name="P22"/>
      <text:p text:style-name="P15">Checksum</text:p>
      <text:p text:style-name="P11"/>
      <text:p text:style-name="P13">The checksum is a simple 8 bit type as the EMS deals with bytes during uart transmission. It is compulsory to include the checksum in each packet. It is located at the end of the payload to ease load on the EMS during send and receive operations and keep the code simple and compact. The checksum covers all bytes in the message before any escaping and packetising occurs, including the header.</text:p>
      <text:p text:style-name="P38">Header Details</text:p>
      <text:p text:style-name="P15"/>
      <text:p text:style-name="P15"/>
      <text:p text:style-name="P15">Payload Type</text:p>
      <text:p text:style-name="P27"/>
      <text:p text:style-name="P28">When the payload type bit of the header flags is set (1) the payload type is “protocol” and defined payload IDs should be implemented in all applications. (See Appendix A.)</text:p>
      <text:p text:style-name="P28"/>
      <text:p text:style-name="P28">When the payload type bit of the header flags is clear (0) the payload type is of the type “firmware”. The firmware payload IDs are covered in the FreeEMS Vanilla Specific protocol specification, and are optional.</text:p>
      <text:p text:style-name="P26"/>
      <text:p text:style-name="P30">Addressing Behaviour</text:p>
      <text:p text:style-name="P27"/>
      <text:list text:style-name="L3">
        <text:list-item>
          <text:p text:style-name="P46">Source Address - The address in the packet header as where the packet has come from.</text:p>
        </text:list-item>
        <text:list-item>
          <text:p text:style-name="P46">Destination Address - The address in the packet header as where the message is to go.</text:p>
        </text:list-item>
        <text:list-item>
          <text:p text:style-name="P46">Broadcast Address - Destination address of zero means that the packet is for all nodes.</text:p>
        </text:list-item>
        <text:list-item>
          <text:p text:style-name="P46">Local Address - The address configured in the device receiving the packet.</text:p>
        </text:list-item>
      </text:list>
      <text:p text:style-name="P27"/>
      <text:p text:style-name="P28">The source address value should always be accurate. Packets with zero for the source address should be dropped. Packets with the source address matching our local address should be responded to with a broadcast error packet indicating that a duplicate address is in use. The source address of such an error packet shows which address is duplicated. Such error packets should have a minimum period such that dual addresses do not cause the medium to be flooded with error messages.</text:p>
      <text:p text:style-name="P28"/>
      <text:p text:style-name="P28">Packets with a destination address of zero (broadcast address) should be processed by all nodes. Packets with a destination address that matches our local address should be processed normally. Packets with a destination address that does not match our local address should be ignored without error.</text:p>
      <text:p text:style-name="P28"/>
      <text:p text:style-name="P28">Of course, responses to requests should have the the local address as the source address, and the original packets source address as the destination address if addressing is required.</text:p>
      <text:p text:style-name="P28"/>
      <text:p text:style-name="P15">Acknowledgments</text:p>
      <text:p text:style-name="P8"/>
      <text:p text:style-name="P10">When a device wishes to receive confirmation that what it asked for was actioned appropriately and indeed whether the outcome was successful or not it should set the header bit for acknowledgement valid/required, and populate the acknowledgement field with the next value in the sequence being used. After processing the request the receiving device will respond with the correct payload type/id, the matching acknowledgement number, and the flag set to either success of failure. In the case of failure the body, if present, will be interpretted as an error code. In the case of success the body will either be empty or contain the requested data.</text:p>
      <text:p text:style-name="P10"/>
      <text:p text:style-name="P10">When a packet is sent without the request for an ack reply, and an error occurs, the EMS can still send a response back. If the original packet was addressed, then so will the reply be. If the original packet had no address then the response type will be async error, not the corresponding reply type for the request sent.</text:p>
      <text:p text:style-name="P20"/>
      <text:p text:style-name="P30">Payload ID</text:p>
      <text:p text:style-name="P22"/>
      <text:p text:style-name="P23">The payload ID is a unique identifier number that indicates the functionality to be delivered by a request packet. Depending on the state of the header bit, the payload ID will be interpretted differently. All payload request IDs are to be even and all response packets are to be the ID of the request plus one. See Apendix A for protocol payload ID definitions.</text:p>
      <text:p text:style-name="P22"/>
      <text:p text:style-name="P30">Length Of Payload</text:p>
      <text:p text:style-name="P22"/>
      <text:p text:style-name="P22">Length from the end of the header to the end of the payload NOT including the checksum.</text:p>
      <text:p text:style-name="P37">General Information</text:p>
      <text:p text:style-name="P34"/>
      <text:p text:style-name="P34"/>
      <text:p text:style-name="P29"><text:span text:style-name="T6">Flow Control</text:span><text:line-break/></text:p>
      <text:p text:style-name="P21"><text:span text:style-name="T4">Upon receiving a packet that requires a response the EMS will be responsible for disabling receipt of further requests by disabling the receive register full interrupt. By this mechanism it can ignore </text:span><text:span text:style-name="T5">subsequent requests until the current packet is dealt with and the receive buffer free again. The external device should expect messages to be ignored for some short period after a packet is transmitted and delay sending further packets until after that period is over.</text:span></text:p>
      <text:p text:style-name="P10"/>
      <text:p text:style-name="P10">RS232 hardware flow control is not used as it is rarely implemented correctly or even at all in common physical implementations</text:p>
      <text:p text:style-name="P8"/>
      <text:p text:style-name="P8"/>
      <text:p text:style-name="P15">Reliable Transmission</text:p>
      <text:p text:style-name="P8"/>
      <text:p text:style-name="P10">In all cases the external software will be responsible for ensuring unacknowledged messages sent to the EMS are resent. The EMS will work on a “best effort” basis to handle all requests promptly, however that can not be guaranteed. Although the facility for the EMS to request an acknowledgment for a packet is there, it is unlikely to be used for a number of reasons.</text:p>
      <text:p text:style-name="P8"/>
      <text:p text:style-name="P8">Several generic methods of recognising bad data exist :</text:p>
      <text:p text:style-name="P8"/>
      <text:list text:style-name="L4">
        <text:list-item>
          <text:p text:style-name="P41">Checksum does not match that supplied.</text:p>
        </text:list-item>
        <text:list-item>
          <text:p text:style-name="P41">Packet length in the header (if present) does not match the actual length received.</text:p>
        </text:list-item>
        <text:list-item>
          <text:p text:style-name="P41">Packet is larger than the maximum allowed size.</text:p>
        </text:list-item>
        <text:list-item>
          <text:p text:style-name="P41">The payload length does not match that of the payload ID (where fixed and defined)</text:p>
        </text:list-item>
      </text:list>
      <text:p text:style-name="P8"/>
      <text:p text:style-name="P13">In addition, the specifics of how each different physical layer operates will provide further means of recognising bad packet data as will the different payload types.</text:p>
      <text:p text:style-name="P27"/>
      <text:p text:style-name="P27"/>
      <text:p text:style-name="P30">Packet Size</text:p>
      <text:p text:style-name="P27"/>
      <text:p text:style-name="P28">Packet size is only limited by the size of the payload size field and the specific implementations hardware software setup. Currently we only require ~2k packet size, however up to 64k is supported by the 16 bit size field. This will ensure it stays useful for a longer time and will therefore allow tool re-use too. If larger data blocks need to be sent in some future Free EMS implementation then the data can be packetised down inside this format without much difficulty. Each implementation should provide the facility to request the maximum permissible packet size.</text:p>
      <text:p text:style-name="P27"/>
      <text:p text:style-name="P27"/>
      <text:p text:style-name="P30">Protocol Layers</text:p>
      <text:p text:style-name="P27"/>
      <text:list text:style-name="L5">
        <text:list-item>
          <text:p text:style-name="P47">Physical layers : UART over RS232 or USB, CAN, SPI, I2C etc</text:p>
        </text:list-item>
        <text:list-item>
          <text:p text:style-name="P47">Data layer (UART) : escaping/start/stop/bit format/etc</text:p>
        </text:list-item>
        <text:list-item>
          <text:p text:style-name="P47">Data layer (CAN) : yet to be determined</text:p>
        </text:list-item>
        <text:list-item>
          <text:p text:style-name="P47">Packet layer : generic across all mediums</text:p>
        </text:list-item>
        <text:list-item>
          <text:p text:style-name="P42">Application layer : device/firmware specific</text:p>
        </text:list-item>
      </text:list>
      <text:p text:style-name="P12"/>
      <text:p text:style-name="P12"/>
      <text:p text:style-name="P15">Response Times</text:p>
      <text:p text:style-name="P12"/>
      <text:p text:style-name="P12">To be defined once implemented and tested. Thanks EdG!</text:p>
      <text:p text:style-name="P39">UART Specifc Information</text:p>
      <text:p text:style-name="P9"/>
      <text:p text:style-name="P8"/>
      <text:p text:style-name="P15">Packet Data Format</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STX</text:p>
          </table:table-cell>
          <table:table-cell table:style-name="Table8.A1" office:value-type="string">
            <text:p text:style-name="P3">Data Packet ( Header Payload and Checksum) – 4 – Max Bytes</text:p>
          </table:table-cell>
          <table:table-cell table:style-name="Table8.C1" office:value-type="string">
            <text:p text:style-name="P3">ETX</text:p>
          </table:table-cell>
        </table:table-row>
      </table:table>
      <text:p text:style-name="P22"/>
      <text:p text:style-name="P23">This is a diagram of a single packet of data, in a serial stream. <text:s/>STX and ETX are single bytes that mark the start and end of the packet (the escaping scheme). <text:s/>Should the data flow be interrupted, the data flow can be picked back up again, by looking for the STX byte. This escaped and delimited packet scheme affords a number of opportunities to catch corrupt data as seen in the Reliable transmission section.</text:p>
      <text:p text:style-name="P33"/>
      <text:p text:style-name="P16"/>
      <text:p text:style-name="P15">Bitwise Byte Format</text:p>
      <text:p text:style-name="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Start</text:p>
          </table:table-cell>
          <table:table-cell table:style-name="Table7.A1" office:value-type="string">
            <text:p text:style-name="P3">8 data bits</text:p>
          </table:table-cell>
          <table:table-cell table:style-name="Table7.A1" office:value-type="string">
            <text:p text:style-name="P3">Parity</text:p>
          </table:table-cell>
          <table:table-cell table:style-name="Table7.D1" office:value-type="string">
            <text:p text:style-name="P3">Stop</text:p>
          </table:table-cell>
        </table:table-row>
      </table:table>
      <text:p text:style-name="P24"/>
      <text:p text:style-name="P28">Low level 9 bit data format consisting of 11 bits total. One start bit (low), 8 data bits, one hardware generated odd parity bit, one stop bit (high). See MC9S12XDP512V2.pdf section 11.4.3 page 495</text:p>
      <text:p text:style-name="P27"/>
      <text:p text:style-name="P28"/>
      <text:p text:style-name="P15">Escaping Scheme</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2">Description</text:p>
          </table:table-cell>
          <table:table-cell table:style-name="Table2.A1" office:value-type="string">
            <text:p text:style-name="P22">Byte Value </text:p>
          </table:table-cell>
          <table:table-cell table:style-name="Table2.C1" office:value-type="string">
            <text:p text:style-name="P22">Escaped Pair </text:p>
          </table:table-cell>
        </table:table-row>
        <table:table-row>
          <table:table-cell table:style-name="Table2.A2" office:value-type="string">
            <text:p text:style-name="P22">Start byte (STX)</text:p>
          </table:table-cell>
          <table:table-cell table:style-name="Table2.A2" office:value-type="string">
            <text:p text:style-name="P22">0xAA</text:p>
          </table:table-cell>
          <table:table-cell table:style-name="Table2.C2" office:value-type="string">
            <text:p text:style-name="P22">0xBB 0x55</text:p>
          </table:table-cell>
        </table:table-row>
        <table:table-row>
          <table:table-cell table:style-name="Table2.A2" office:value-type="string">
            <text:p text:style-name="P22">Escape byte (ESC)</text:p>
          </table:table-cell>
          <table:table-cell table:style-name="Table2.A2" office:value-type="string">
            <text:p text:style-name="P22">0xBB</text:p>
          </table:table-cell>
          <table:table-cell table:style-name="Table2.C2" office:value-type="string">
            <text:p text:style-name="P22">0xBB 0x44</text:p>
          </table:table-cell>
        </table:table-row>
        <table:table-row>
          <table:table-cell table:style-name="Table2.A2" office:value-type="string">
            <text:p text:style-name="P22">End byte (ETX)</text:p>
          </table:table-cell>
          <table:table-cell table:style-name="Table2.A2" office:value-type="string">
            <text:p text:style-name="P22">0xCC</text:p>
          </table:table-cell>
          <table:table-cell table:style-name="Table2.C2" office:value-type="string">
            <text:p text:style-name="P22">0xBB 0x33</text:p>
          </table:table-cell>
        </table:table-row>
      </table:table>
      <text:p text:style-name="P7"/>
      <text:p text:style-name="P23">All packets start with STX, and end with ETX. <text:s/>Should any of STX, ETX or ESC occur within the packet contents (including the header and checksum), it must be “escaped”, with a preceding ESC byte and the byte itself XOR'ed with the value 0xFF. This will yield the following easy to recognise pairs in the stream :</text:p>
      <text:p text:style-name="P10"/>
      <text:p text:style-name="P23">If the character 0xBB is found in the raw stream without 0x55, 0x44 or 0x33 following it, the stream and therefore packet is corrupt and invalid and should be discarded.</text:p>
      <text:p text:style-name="P27"/>
      <text:p text:style-name="P27"/>
      <text:p text:style-name="P15">UART Specific Error Detection</text:p>
      <text:p text:style-name="P8"/>
      <text:p text:style-name="P8">This section is supplimentary to the things mentioned in the reliable delivery section above. The following things should be checked for when interacting over a UART connection of any sort :</text:p>
      <text:p text:style-name="P8"/>
      <text:list text:style-name="L6">
        <text:list-item>
          <text:p text:style-name="P50"><text:span text:style-name="T5">Start byte found before stop</text:span><text:span text:style-name="T4"> byte while inside a packet.</text:span></text:p>
        </text:list-item>
        <text:list-item>
          <text:p text:style-name="P48">Escape byte not followed by an escaped special byte.</text:p>
        </text:list-item>
        <text:list-item>
          <text:p text:style-name="P48">Parity bit errors at the byte level.</text:p>
        </text:list-item>
        <text:list-item>
          <text:p text:style-name="P48">Framing errors</text:p>
        </text:list-item>
        <text:list-item>
          <text:p text:style-name="P48">Overrun errors</text:p>
        </text:list-item>
        <text:list-item>
          <text:p text:style-name="P48">Noise errors</text:p>
        </text:list-item>
      </text:list>
      <text:p text:style-name="P27"/>
      <text:p text:style-name="P27">Note, not all of these signals will be available on all devices, but whatever is available should be used to ensure a highly robust serial solution is implemented. After all, the EMS code can only confirm that the received data is in good condition, it can not be responsible for the integrity of the data it sends out as it could easily be corrupted in transit.</text:p>
      <text:p text:style-name="P27"/>
      <text:p text:style-name="P27">Note : The checksum doesn't cover the start, stop or escape bytes, only the original packet data.</text:p>
      <text:p text:style-name="P37">CAN Specific Information</text:p>
      <text:p text:style-name="P32"/>
      <text:p text:style-name="P32">Yet to be determined.</text:p>
      <text:p text:style-name="P32"/>
      <text:p text:style-name="P32"/>
      <text:p text:style-name="P37">Appendix A</text:p>
      <text:p text:style-name="P40"/>
      <text:p text:style-name="P27"><text:span text:style-name="T1">Payload ID functions and desc</text:span>riptions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ID</text:p>
          </table:table-cell>
          <table:table-cell table:style-name="Table5.A1" office:value-type="string">
            <text:p text:style-name="P2">Name</text:p>
          </table:table-cell>
          <table:table-cell table:style-name="Table5.A1" office:value-type="string">
            <text:p text:style-name="P2">Type</text:p>
          </table:table-cell>
          <table:table-cell table:style-name="Table5.A1" office:value-type="string">
            <text:p text:style-name="P2">Size</text:p>
          </table:table-cell>
          <table:table-cell table:style-name="Table5.E1" office:value-type="string">
            <text:p text:style-name="P2">Description And Format</text:p>
          </table:table-cell>
        </table:table-row>
        <table:table-row>
          <table:table-cell table:style-name="Table5.A2" office:value-type="string">
            <text:p text:style-name="P2">0</text:p>
          </table:table-cell>
          <table:table-cell table:style-name="Table5.A2" office:value-type="string">
            <text:p text:style-name="P5">Interface Version</text:p>
          </table:table-cell>
          <table:table-cell table:style-name="Table5.A2" office:value-type="string">
            <text:p text:style-name="P5">Request</text:p>
          </table:table-cell>
          <table:table-cell table:style-name="Table5.A2" office:value-type="string">
            <text:p text:style-name="P5">0</text:p>
          </table:table-cell>
          <table:table-cell table:style-name="Table5.E2" office:value-type="string">
            <text:p text:style-name="P5">The unique number that identifies the firmware specific interface definition. If this is the same, there should be absolutely no difference in communications. Useful to allow tuning tools to support interface version ranges based on common functionality and different firmwares with the same interface type.</text:p>
          </table:table-cell>
        </table:table-row>
        <table:table-row>
          <table:table-cell table:style-name="Table5.A2" office:value-type="string">
            <text:p text:style-name="P2">1</text:p>
          </table:table-cell>
          <table:table-cell table:style-name="Table5.A2" office:value-type="string">
            <text:p text:style-name="P27">Interfac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5">3 unsigned chars, directly followed by an arbitrary string 13 to 253 bytes long. The 3 part version number is only valid for comparison to those with exactly matching string ID sections.</text:p>
          </table:table-cell>
        </table:table-row>
        <table:table-row>
          <table:table-cell table:style-name="Table5.A2" office:value-type="string">
            <text:p text:style-name="P2">2</text:p>
          </table:table-cell>
          <table:table-cell table:style-name="Table5.A2" office:value-type="string">
            <text:p text:style-name="P27">Firmware Version</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5">The unique string that identifies the firmware version running on the device. Useful for associating behaviours, issues and bugs with specific code versions.</text:p>
          </table:table-cell>
        </table:table-row>
        <table:table-row>
          <table:table-cell table:style-name="Table5.A2" office:value-type="string">
            <text:p text:style-name="P2">3</text:p>
          </table:table-cell>
          <table:table-cell table:style-name="Table5.A2" office:value-type="string">
            <text:p text:style-name="P27">Firmwar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2">An arbitrary string 16 to 256 bytes long uniquely describing the firmware version running on the device.</text:p>
          </table:table-cell>
        </table:table-row>
        <table:table-row>
          <table:table-cell table:style-name="Table5.A2" office:value-type="string">
            <text:p text:style-name="P2">4</text:p>
          </table:table-cell>
          <table:table-cell table:style-name="Table5.A2" office:value-type="string">
            <text:p text:style-name="P27">Max Packet Size</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2">Ask the controller to tell us how large in bytes the maximum packet it can handle is. The size is measured from the end of start byte to beginning of stop byte including the header, payload and checksum regions.</text:p>
          </table:table-cell>
        </table:table-row>
        <table:table-row>
          <table:table-cell table:style-name="Table5.A2" office:value-type="string">
            <text:p text:style-name="P2">5</text:p>
          </table:table-cell>
          <table:table-cell table:style-name="Table5.A2" office:value-type="string">
            <text:p text:style-name="P27">Max Packet Size</text:p>
          </table:table-cell>
          <table:table-cell table:style-name="Table5.A2" office:value-type="string">
            <text:p text:style-name="P27">Response</text:p>
          </table:table-cell>
          <table:table-cell table:style-name="Table5.A2" office:value-type="string">
            <text:p text:style-name="P27">2</text:p>
          </table:table-cell>
          <table:table-cell table:style-name="Table5.E2" office:value-type="string">
            <text:p text:style-name="P2">16 bit unsigned integer packet size.</text:p>
          </table:table-cell>
        </table:table-row>
        <table:table-row>
          <table:table-cell table:style-name="Table5.A2" office:value-type="string">
            <text:p text:style-name="P2">6</text:p>
          </table:table-cell>
          <table:table-cell table:style-name="Table5.A2" office:value-type="string">
            <text:p text:style-name="P27">Echo Packet</text:p>
          </table:table-cell>
          <table:table-cell table:style-name="Table5.A2" office:value-type="string">
            <text:p text:style-name="P27">Request</text:p>
          </table:table-cell>
          <table:table-cell table:style-name="Table5.A2" office:value-type="string">
            <text:p text:style-name="P27">Any</text:p>
          </table:table-cell>
          <table:table-cell table:style-name="Table5.E2" office:value-type="string">
            <text:p text:style-name="P2">Wrap and return the entire packet as the payload.</text:p>
          </table:table-cell>
        </table:table-row>
        <table:table-row>
          <table:table-cell table:style-name="Table5.A2" office:value-type="string">
            <text:p text:style-name="P2">7</text:p>
          </table:table-cell>
          <table:table-cell table:style-name="Table5.A2" office:value-type="string">
            <text:p text:style-name="P27">Echoed Packet</text:p>
          </table:table-cell>
          <table:table-cell table:style-name="Table5.A2" office:value-type="string">
            <text:p text:style-name="P27">Response</text:p>
          </table:table-cell>
          <table:table-cell table:style-name="Table5.A2" office:value-type="string">
            <text:p text:style-name="P27">Any</text:p>
          </table:table-cell>
          <table:table-cell table:style-name="Table5.E2" office:value-type="string">
            <text:p text:style-name="P5">The wrapped packet returned.</text:p>
          </table:table-cell>
        </table:table-row>
        <table:table-row>
          <table:table-cell table:style-name="Table5.A2" office:value-type="string">
            <text:p text:style-name="P2">8</text:p>
          </table:table-cell>
          <table:table-cell table:style-name="Table5.A2" office:value-type="string">
            <text:p text:style-name="P27">Soft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software reset itself.</text:p>
          </table:table-cell>
        </table:table-row>
        <table:table-row>
          <table:table-cell table:style-name="Table5.A2" office:value-type="string">
            <text:p text:style-name="P2">10</text:p>
          </table:table-cell>
          <table:table-cell table:style-name="Table5.A2" office:value-type="string">
            <text:p text:style-name="P27">Hard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hardware reset itself. (complete)</text:p>
          </table:table-cell>
        </table:table-row>
        <table:table-row>
          <table:table-cell table:style-name="Table5.A2" office:value-type="string">
            <text:p text:style-name="P2">13</text:p>
          </table:table-cell>
          <table:table-cell table:style-name="Table5.A2" office:value-type="string">
            <text:p text:style-name="P27">Error/Exception</text:p>
          </table:table-cell>
          <table:table-cell table:style-name="Table5.A2" office:value-type="string">
            <text:p text:style-name="P27">Assertion</text:p>
          </table:table-cell>
          <table:table-cell table:style-name="Table5.A2" office:value-type="string">
            <text:p text:style-name="P27">2</text:p>
          </table:table-cell>
          <table:table-cell table:style-name="Table5.E2" office:value-type="string">
            <text:p text:style-name="P5">16 bit unsigned integer error number.</text:p>
          </table:table-cell>
        </table:table-row>
        <table:table-row>
          <table:table-cell table:style-name="Table5.A2" office:value-type="string">
            <text:p text:style-name="P2">15</text:p>
          </table:table-cell>
          <table:table-cell table:style-name="Table5.A2" office:value-type="string">
            <text:p text:style-name="P27">Debug String</text:p>
          </table:table-cell>
          <table:table-cell table:style-name="Table5.A2" office:value-type="string">
            <text:p text:style-name="P27">Assertion</text:p>
          </table:table-cell>
          <table:table-cell table:style-name="Table5.A2" office:value-type="string">
            <text:p text:style-name="P27">Any</text:p>
          </table:table-cell>
          <table:table-cell table:style-name="Table5.E2" office:value-type="string">
            <text:p text:style-name="P5">Free form null terminated string for debug purposes.</text:p>
          </table:table-cell>
        </table:table-row>
      </table:table>
      <text:p text:style-name="P35"/>
      <text:p text:style-name="P35">* Note, soft and hard reset behaviour is implementation dependent and may behave the same as each other.</text:p>
      <text:p text:style-name="P35"/>
      <text:p text:style-name="P27">ID : Payload ID number which uniquely identifies the purpose and format of the data contained in the payload.</text:p>
      <text:p text:style-name="P27"/>
      <text:p text:style-name="P27">Type Key :</text:p>
      <text:p text:style-name="P27"/>
      <text:list text:style-name="L7">
        <text:list-item>
          <text:p text:style-name="P49">Request – A message sent from a tuning device or similar to an embedded device or similar. Typically PC &gt; EMS</text:p>
        </text:list-item>
        <text:list-item>
          <text:p text:style-name="P49">Response – The reply to a request from an embedded device or similar to a tuning device or similar. Typically EMS &gt; PC</text:p>
        </text:list-item>
        <text:list-item>
          <text:p text:style-name="P49">Command - A message sent from a tuning device or similar to an embedded device or similar. Typically PC &gt; EMS</text:p>
        </text:list-item>
        <text:list-item>
          <text:p text:style-name="P49">Assertion - A message sent from an embedded device or similar to a tuning device or similar. Typically EMS &gt; PC</text:p>
        </text:list-item>
      </text:list>
      <text:p text:style-name="P27"/>
      <text:p text:style-name="P27">Size : Payload size is in bytes from end of header to beginning of checksum.</text:p>
      <text:p text:style-name="P27"/>
      <text:p text:style-name="P27">Description And Format : The purpose of this particular payload type and how the data is laid out.</text:p>
      <text:p text:style-name="P27"/>
      <text:p text:style-name="P27">Note :</text:p>
      <text:p text:style-name="P27"/>
      <text:p text:style-name="P31">This table is currently incomplete and definitely liable to be extended in subsequent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Z"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tuart Johnson</meta:initial-creator>
    <meta:creation-date>2008-05-04T23:57:35</meta:creation-date>
    <dc:date>2008-11-17T12:05:14</dc:date>
    <meta:editing-cycles>122</meta:editing-cycles>
    <meta:editing-duration>P11DT16H47M18S</meta:editing-duration>
    <meta:user-defined meta:name="Info 1"/>
    <meta:user-defined meta:name="Info 2"/>
    <meta:user-defined meta:name="Info 3"/>
    <meta:user-defined meta:name="Info 4"/>
    <meta:document-statistic meta:table-count="7" meta:image-count="0" meta:object-count="0" meta:page-count="7" meta:paragraph-count="246" meta:word-count="2334" meta:character-count="13929"/>
  </office:meta>
</office:document-meta>
</file>